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cm" loext:contextual-spacing="false" fo:line-height="150%"/>
      <style:text-properties officeooo:rsid="003f4400" officeooo:paragraph-rsid="003f4400"/>
    </style:style>
    <style:style style:name="P2" style:family="paragraph" style:parent-style-name="Standard">
      <style:paragraph-properties fo:margin-top="0cm" fo:margin-bottom="0cm" loext:contextual-spacing="false" fo:line-height="150%"/>
      <style:text-properties style:text-position="0% 100%" officeooo:rsid="0060f41f" officeooo:paragraph-rsid="0060f41f"/>
    </style:style>
    <style:style style:name="P3" style:family="paragraph" style:parent-style-name="Standard">
      <style:paragraph-properties fo:margin-top="0cm" fo:margin-bottom="0cm" loext:contextual-spacing="false" fo:line-height="150%"/>
      <style:text-properties style:text-position="0% 100%" officeooo:rsid="00ac7ecb" officeooo:paragraph-rsid="00ac7ecb"/>
    </style:style>
    <style:style style:name="P4" style:family="paragraph" style:parent-style-name="Standard">
      <style:paragraph-properties fo:margin-top="0cm" fo:margin-bottom="0cm" loext:contextual-spacing="false" fo:line-height="150%"/>
      <style:text-properties officeooo:paragraph-rsid="00585f9d"/>
    </style:style>
    <style:style style:name="P5" style:family="paragraph" style:parent-style-name="Standard">
      <style:paragraph-properties fo:margin-top="0cm" fo:margin-bottom="0cm" loext:contextual-spacing="false" fo:line-height="150%"/>
      <style:text-properties officeooo:paragraph-rsid="0063452e"/>
    </style:style>
    <style:style style:name="P6" style:family="paragraph" style:parent-style-name="Standard">
      <style:paragraph-properties fo:margin-top="0cm" fo:margin-bottom="0cm" loext:contextual-spacing="false" fo:line-height="150%"/>
      <style:text-properties officeooo:paragraph-rsid="005f19fb"/>
    </style:style>
    <style:style style:name="P7" style:family="paragraph" style:parent-style-name="Standard">
      <style:paragraph-properties fo:margin-top="0cm" fo:margin-bottom="0cm" loext:contextual-spacing="false" fo:line-height="150%"/>
      <style:text-properties officeooo:paragraph-rsid="0060f41f"/>
    </style:style>
    <style:style style:name="P8" style:family="paragraph" style:parent-style-name="Standard">
      <style:paragraph-properties fo:margin-top="0cm" fo:margin-bottom="0cm" loext:contextual-spacing="false" fo:line-height="150%"/>
      <style:text-properties officeooo:paragraph-rsid="0090b764"/>
    </style:style>
    <style:style style:name="P9" style:family="paragraph" style:parent-style-name="Standard">
      <style:paragraph-properties fo:margin-top="0cm" fo:margin-bottom="0cm" loext:contextual-spacing="false" fo:line-height="150%"/>
      <style:text-properties officeooo:paragraph-rsid="00ec4351"/>
    </style:style>
    <style:style style:name="P10" style:family="paragraph" style:parent-style-name="Standard">
      <style:paragraph-properties fo:margin-top="0cm" fo:margin-bottom="0cm" loext:contextual-spacing="false" fo:line-height="150%"/>
      <style:text-properties style:font-name="Liberation Mono" fo:font-size="10.5pt" fo:font-style="normal" fo:font-weight="normal" officeooo:paragraph-rsid="005f19fb" style:font-size-asian="10.5pt" style:font-style-asian="normal" style:font-weight-asian="normal"/>
    </style:style>
    <style:style style:name="P11" style:family="paragraph" style:parent-style-name="Standard">
      <style:paragraph-properties fo:margin-top="0cm" fo:margin-bottom="0cm" loext:contextual-spacing="false" fo:line-height="150%"/>
      <style:text-properties officeooo:rsid="009e93bb" officeooo:paragraph-rsid="009e93bb"/>
    </style:style>
    <style:style style:name="P12" style:family="paragraph" style:parent-style-name="Footer">
      <style:paragraph-properties fo:text-align="center" style:justify-single-word="false"/>
      <style:text-properties officeooo:rsid="0114ea66" officeooo:paragraph-rsid="0114ea66"/>
    </style:style>
    <style:style style:name="P13" style:family="paragraph" style:parent-style-name="Standard">
      <style:paragraph-properties fo:margin-top="0cm" fo:margin-bottom="0cm" loext:contextual-spacing="false" fo:line-height="150%"/>
      <style:text-properties officeooo:paragraph-rsid="00b21dd0"/>
    </style:style>
    <style:style style:name="P14" style:family="paragraph" style:parent-style-name="Standard">
      <style:paragraph-properties fo:margin-top="0cm" fo:margin-bottom="0cm" loext:contextual-spacing="false" fo:line-height="150%"/>
      <style:text-properties officeooo:paragraph-rsid="01017442"/>
    </style:style>
    <style:style style:name="P15" style:family="paragraph" style:parent-style-name="Standard">
      <style:paragraph-properties fo:margin-top="0cm" fo:margin-bottom="0cm" loext:contextual-spacing="false" fo:line-height="150%"/>
      <style:text-properties officeooo:paragraph-rsid="0105ada8"/>
    </style:style>
    <style:style style:name="P16" style:family="paragraph" style:parent-style-name="Standard">
      <style:paragraph-properties fo:margin-top="0cm" fo:margin-bottom="0cm" loext:contextual-spacing="false" fo:line-height="150%"/>
      <style:text-properties officeooo:paragraph-rsid="0090b764"/>
    </style:style>
    <style:style style:name="P17" style:family="paragraph" style:parent-style-name="Standard">
      <style:paragraph-properties fo:margin-top="0cm" fo:margin-bottom="0cm" loext:contextual-spacing="false" fo:line-height="150%"/>
      <style:text-properties style:text-position="0% 100%" officeooo:rsid="0060f41f" officeooo:paragraph-rsid="0060f41f"/>
    </style:style>
    <style:style style:name="P18" style:family="paragraph" style:parent-style-name="Standard">
      <style:paragraph-properties fo:margin-top="0cm" fo:margin-bottom="0cm" loext:contextual-spacing="false" fo:line-height="150%" fo:text-align="center" style:justify-single-word="false"/>
      <style:text-properties fo:font-size="18pt" officeooo:paragraph-rsid="0116bdf2" style:font-size-asian="18pt" style:font-size-complex="18pt"/>
    </style:style>
    <style:style style:name="P19" style:family="paragraph" style:parent-style-name="Standard">
      <style:paragraph-properties fo:margin-top="0cm" fo:margin-bottom="0cm" loext:contextual-spacing="false" fo:line-height="150%" fo:text-align="center" style:justify-single-word="false"/>
      <style:text-properties fo:font-size="14pt" officeooo:rsid="01136013" officeooo:paragraph-rsid="01136013"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fo:font-size="14pt" officeooo:rsid="0116bdf2" officeooo:paragraph-rsid="0116bdf2" style:font-size-asian="14pt" style:font-size-complex="14pt"/>
    </style:style>
    <style:style style:name="P21" style:family="paragraph" style:parent-style-name="Standard" style:master-page-name="First_20_Page">
      <style:paragraph-properties fo:margin-top="0cm" fo:margin-bottom="0cm" loext:contextual-spacing="false" fo:line-height="150%" style:page-number="auto"/>
      <style:text-properties officeooo:paragraph-rsid="0105ada8"/>
    </style:style>
    <style:style style:name="P22" style:family="paragraph" style:parent-style-name="Standard" style:master-page-name="Standard">
      <style:paragraph-properties fo:margin-top="0cm" fo:margin-bottom="0cm" loext:contextual-spacing="false" fo:line-height="150%" style:page-number="1"/>
      <style:text-properties officeooo:paragraph-rsid="0105ada8"/>
    </style:style>
    <style:style style:name="T1" style:family="text">
      <style:text-properties style:text-position="super 58%" officeooo:rsid="0054ad7f"/>
    </style:style>
    <style:style style:name="T2" style:family="text">
      <style:text-properties style:text-position="super 58%" officeooo:rsid="00585f9d"/>
    </style:style>
    <style:style style:name="T3" style:family="text">
      <style:text-properties style:text-position="super 58%" officeooo:rsid="00ed26c7"/>
    </style:style>
    <style:style style:name="T4" style:family="text">
      <style:text-properties style:text-position="super 58%" officeooo:rsid="00f9cb05"/>
    </style:style>
    <style:style style:name="T5" style:family="text">
      <style:text-properties style:text-position="super 58%" officeooo:rsid="00fadd49"/>
    </style:style>
    <style:style style:name="T6" style:family="text">
      <style:text-properties style:text-position="super 58%" officeooo:rsid="010ad7b0"/>
    </style:style>
    <style:style style:name="T7" style:family="text">
      <style:text-properties style:text-position="0% 100%" officeooo:rsid="001f0461"/>
    </style:style>
    <style:style style:name="T8" style:family="text">
      <style:text-properties style:text-position="0% 100%" officeooo:rsid="00365132"/>
    </style:style>
    <style:style style:name="T9" style:family="text">
      <style:text-properties style:text-position="0% 100%" officeooo:rsid="00393041"/>
    </style:style>
    <style:style style:name="T10" style:family="text">
      <style:text-properties style:text-position="0% 100%" officeooo:rsid="003bcad6"/>
    </style:style>
    <style:style style:name="T11" style:family="text">
      <style:text-properties style:text-position="0% 100%" officeooo:rsid="00376524"/>
    </style:style>
    <style:style style:name="T12" style:family="text">
      <style:text-properties style:text-position="0% 100%" officeooo:rsid="00401cf2"/>
    </style:style>
    <style:style style:name="T13" style:family="text">
      <style:text-properties style:text-position="0% 100%" officeooo:rsid="004c908b"/>
    </style:style>
    <style:style style:name="T14" style:family="text">
      <style:text-properties style:text-position="0% 100%" officeooo:rsid="004e2725"/>
    </style:style>
    <style:style style:name="T15" style:family="text">
      <style:text-properties style:text-position="0% 100%" officeooo:rsid="004f5732"/>
    </style:style>
    <style:style style:name="T16" style:family="text">
      <style:text-properties style:text-position="0% 100%" officeooo:rsid="0051ed1b"/>
    </style:style>
    <style:style style:name="T17" style:family="text">
      <style:text-properties style:text-position="0% 100%" officeooo:rsid="0033bed2"/>
    </style:style>
    <style:style style:name="T18" style:family="text">
      <style:text-properties style:text-position="0% 100%" officeooo:rsid="00526ba7"/>
    </style:style>
    <style:style style:name="T19" style:family="text">
      <style:text-properties style:text-position="0% 100%" officeooo:rsid="0054ad7f"/>
    </style:style>
    <style:style style:name="T20" style:family="text">
      <style:text-properties style:text-position="0% 100%" officeooo:rsid="0055660c"/>
    </style:style>
    <style:style style:name="T21" style:family="text">
      <style:text-properties style:text-position="0% 100%" officeooo:rsid="00571cce"/>
    </style:style>
    <style:style style:name="T22" style:family="text">
      <style:text-properties style:text-position="0% 100%" officeooo:rsid="00585f9d"/>
    </style:style>
    <style:style style:name="T23" style:family="text">
      <style:text-properties style:text-position="0% 100%" officeooo:rsid="005d761a"/>
    </style:style>
    <style:style style:name="T24" style:family="text">
      <style:text-properties style:text-position="0% 100%" officeooo:rsid="005f0ca2"/>
    </style:style>
    <style:style style:name="T25" style:family="text">
      <style:text-properties style:text-position="0% 100%" officeooo:rsid="0060f41f"/>
    </style:style>
    <style:style style:name="T26" style:family="text">
      <style:text-properties style:text-position="0% 100%" officeooo:rsid="0063452e"/>
    </style:style>
    <style:style style:name="T27" style:family="text">
      <style:text-properties style:text-position="0% 100%" officeooo:rsid="006f307b"/>
    </style:style>
    <style:style style:name="T28" style:family="text">
      <style:text-properties style:text-position="0% 100%" officeooo:rsid="0096597b"/>
    </style:style>
    <style:style style:name="T29" style:family="text">
      <style:text-properties style:text-position="0% 100%" officeooo:rsid="00aa9164"/>
    </style:style>
    <style:style style:name="T30" style:family="text">
      <style:text-properties style:text-position="0% 100%" officeooo:rsid="00b21dd0"/>
    </style:style>
    <style:style style:name="T31" style:family="text">
      <style:text-properties style:text-position="0% 100%" officeooo:rsid="00b3a9bd"/>
    </style:style>
    <style:style style:name="T32" style:family="text">
      <style:text-properties style:text-position="0% 100%" officeooo:rsid="00b67035"/>
    </style:style>
    <style:style style:name="T33" style:family="text">
      <style:text-properties style:text-position="0% 100%" officeooo:rsid="00ac7ecb"/>
    </style:style>
    <style:style style:name="T34" style:family="text">
      <style:text-properties style:text-position="0% 100%" officeooo:rsid="00d695fb"/>
    </style:style>
    <style:style style:name="T35" style:family="text">
      <style:text-properties style:text-position="0% 100%" officeooo:rsid="00d9b696"/>
    </style:style>
    <style:style style:name="T36" style:family="text">
      <style:text-properties style:text-position="0% 100%" officeooo:rsid="00da50bf"/>
    </style:style>
    <style:style style:name="T37" style:family="text">
      <style:text-properties style:text-position="0% 100%" officeooo:rsid="00db8c32"/>
    </style:style>
    <style:style style:name="T38" style:family="text">
      <style:text-properties style:text-position="0% 100%" officeooo:rsid="00dc4157"/>
    </style:style>
    <style:style style:name="T39" style:family="text">
      <style:text-properties style:text-position="0% 100%" officeooo:rsid="00de8f2d"/>
    </style:style>
    <style:style style:name="T40" style:family="text">
      <style:text-properties style:text-position="0% 100%" officeooo:rsid="00dfeedb"/>
    </style:style>
    <style:style style:name="T41" style:family="text">
      <style:text-properties style:text-position="0% 100%" officeooo:rsid="00e730bd"/>
    </style:style>
    <style:style style:name="T42" style:family="text">
      <style:text-properties style:text-position="0% 100%" officeooo:rsid="00e7d78d"/>
    </style:style>
    <style:style style:name="T43" style:family="text">
      <style:text-properties style:text-position="0% 100%" officeooo:rsid="00e8f102"/>
    </style:style>
    <style:style style:name="T44" style:family="text">
      <style:text-properties style:text-position="0% 100%" officeooo:rsid="00ec4351"/>
    </style:style>
    <style:style style:name="T45" style:family="text">
      <style:text-properties style:text-position="0% 100%" officeooo:rsid="00f17329"/>
    </style:style>
    <style:style style:name="T46" style:family="text">
      <style:text-properties style:text-position="0% 100%" officeooo:rsid="00f290d1"/>
    </style:style>
    <style:style style:name="T47" style:family="text">
      <style:text-properties style:text-position="0% 100%" officeooo:rsid="00f43303"/>
    </style:style>
    <style:style style:name="T48" style:family="text">
      <style:text-properties style:text-position="0% 100%" officeooo:rsid="00f4341a"/>
    </style:style>
    <style:style style:name="T49" style:family="text">
      <style:text-properties style:text-position="0% 100%" officeooo:rsid="00f61587"/>
    </style:style>
    <style:style style:name="T50" style:family="text">
      <style:text-properties style:text-position="0% 100%" officeooo:rsid="00f7e514"/>
    </style:style>
    <style:style style:name="T51" style:family="text">
      <style:text-properties style:text-position="0% 100%" officeooo:rsid="00f9cb05"/>
    </style:style>
    <style:style style:name="T52" style:family="text">
      <style:text-properties style:text-position="0% 100%" officeooo:rsid="00fcbc96"/>
    </style:style>
    <style:style style:name="T53" style:family="text">
      <style:text-properties style:text-position="0% 100%" officeooo:rsid="00fe7677"/>
    </style:style>
    <style:style style:name="T54" style:family="text">
      <style:text-properties style:text-position="0% 100%" officeooo:rsid="01026d3c"/>
    </style:style>
    <style:style style:name="T55" style:family="text">
      <style:text-properties style:text-position="0% 100%" officeooo:rsid="00779716"/>
    </style:style>
    <style:style style:name="T56" style:family="text">
      <style:text-properties style:text-position="0% 100%" officeooo:rsid="0088ebae"/>
    </style:style>
    <style:style style:name="T57" style:family="text">
      <style:text-properties style:text-position="0% 100%" officeooo:rsid="0105ada8"/>
    </style:style>
    <style:style style:name="T58" style:family="text">
      <style:text-properties style:text-position="0% 100%" officeooo:rsid="010670dd"/>
    </style:style>
    <style:style style:name="T59" style:family="text">
      <style:text-properties style:text-position="0% 100%" officeooo:rsid="010ad8b9"/>
    </style:style>
    <style:style style:name="T60" style:family="text">
      <style:text-properties style:text-position="0% 100%" officeooo:rsid="010c3583"/>
    </style:style>
    <style:style style:name="T61" style:family="text">
      <style:text-properties style:text-position="0% 100%" officeooo:rsid="010db277"/>
    </style:style>
    <style:style style:name="T62" style:family="text">
      <style:text-properties style:text-position="0% 100%" officeooo:rsid="01017442"/>
    </style:style>
    <style:style style:name="T63" style:family="text">
      <style:text-properties style:text-position="0% 100%" officeooo:rsid="010f6013"/>
    </style:style>
    <style:style style:name="T64" style:family="text">
      <style:text-properties style:text-position="0% 100%" officeooo:rsid="01106076"/>
    </style:style>
    <style:style style:name="T65" style:family="text">
      <style:text-properties style:text-position="0% 100%" officeooo:rsid="0110fdb5"/>
    </style:style>
    <style:style style:name="T66" style:family="text">
      <style:text-properties style:text-position="0% 100%" officeooo:rsid="0112a796"/>
    </style:style>
    <style:style style:name="T67" style:family="text">
      <style:text-properties style:text-position="0% 100%" officeooo:rsid="0112e8ce"/>
    </style:style>
    <style:style style:name="T68" style:family="text">
      <style:text-properties officeooo:rsid="00401cf2"/>
    </style:style>
    <style:style style:name="T69" style:family="text">
      <style:text-properties officeooo:rsid="00612817"/>
    </style:style>
    <style:style style:name="T70" style:family="text">
      <style:text-properties officeooo:rsid="003f4400"/>
    </style:style>
    <style:style style:name="T71" style:family="text">
      <style:text-properties officeooo:rsid="0088ebae"/>
    </style:style>
    <style:style style:name="T72" style:family="text">
      <style:text-properties officeooo:rsid="0046357f"/>
    </style:style>
    <style:style style:name="T73" style:family="text">
      <style:text-properties officeooo:rsid="008adb14"/>
    </style:style>
    <style:style style:name="T74" style:family="text">
      <style:text-properties officeooo:rsid="008f31c9"/>
    </style:style>
    <style:style style:name="T75" style:family="text">
      <style:text-properties officeooo:rsid="0090b764"/>
    </style:style>
    <style:style style:name="T76" style:family="text">
      <style:text-properties officeooo:rsid="0095d061"/>
    </style:style>
    <style:style style:name="T77" style:family="text">
      <style:text-properties officeooo:rsid="009d559b"/>
    </style:style>
    <style:style style:name="T78" style:family="text">
      <style:text-properties officeooo:rsid="009e20c3"/>
    </style:style>
    <style:style style:name="T79" style:family="text">
      <style:text-properties officeooo:rsid="009f1e69"/>
    </style:style>
    <style:style style:name="T80" style:family="text">
      <style:text-properties officeooo:rsid="00a11a96"/>
    </style:style>
    <style:style style:name="T81" style:family="text">
      <style:text-properties officeooo:rsid="00a1299f"/>
    </style:style>
    <style:style style:name="T82" style:family="text">
      <style:text-properties officeooo:rsid="00a39def"/>
    </style:style>
    <style:style style:name="T83" style:family="text">
      <style:text-properties officeooo:rsid="00a59901"/>
    </style:style>
    <style:style style:name="T84" style:family="text">
      <style:text-properties officeooo:rsid="00a8fbd1"/>
    </style:style>
    <style:style style:name="T85" style:family="text">
      <style:text-properties officeooo:rsid="00aa8fc2"/>
    </style:style>
    <style:style style:name="T86" style:family="text">
      <style:text-properties officeooo:rsid="00aa9164"/>
    </style:style>
    <style:style style:name="T87" style:family="text">
      <style:text-properties officeooo:rsid="00ac50fc"/>
    </style:style>
    <style:style style:name="T88" style:family="text">
      <style:text-properties officeooo:rsid="00b55e1d"/>
    </style:style>
    <style:style style:name="T89" style:family="text">
      <style:text-properties officeooo:rsid="00b9fb5c"/>
    </style:style>
    <style:style style:name="T90" style:family="text">
      <style:text-properties officeooo:rsid="00ba58c7"/>
    </style:style>
    <style:style style:name="T91" style:family="text">
      <style:text-properties officeooo:rsid="00bbb80e"/>
    </style:style>
    <style:style style:name="T92" style:family="text">
      <style:text-properties officeooo:rsid="00bc5d16"/>
    </style:style>
    <style:style style:name="T93" style:family="text">
      <style:text-properties officeooo:rsid="00bca123"/>
    </style:style>
    <style:style style:name="T94" style:family="text">
      <style:text-properties officeooo:rsid="00bd8dd9"/>
    </style:style>
    <style:style style:name="T95" style:family="text">
      <style:text-properties officeooo:rsid="00bd949e"/>
    </style:style>
    <style:style style:name="T96" style:family="text">
      <style:text-properties officeooo:rsid="00bf650d"/>
    </style:style>
    <style:style style:name="T97" style:family="text">
      <style:text-properties officeooo:rsid="00c1e894"/>
    </style:style>
    <style:style style:name="T98" style:family="text">
      <style:text-properties officeooo:rsid="00c3d210"/>
    </style:style>
    <style:style style:name="T99" style:family="text">
      <style:text-properties officeooo:rsid="00c4dc2c"/>
    </style:style>
    <style:style style:name="T100" style:family="text">
      <style:text-properties officeooo:rsid="00c59ded"/>
    </style:style>
    <style:style style:name="T101" style:family="text">
      <style:text-properties officeooo:rsid="00d4c867"/>
    </style:style>
    <style:style style:name="T102" style:family="text">
      <style:text-properties officeooo:rsid="00d695fb"/>
    </style:style>
    <style:style style:name="T103" style:family="text">
      <style:text-properties officeooo:rsid="00e0ea65"/>
    </style:style>
    <style:style style:name="T104" style:family="text">
      <style:text-properties officeooo:rsid="00e224e0"/>
    </style:style>
    <style:style style:name="T105" style:family="text">
      <style:text-properties officeooo:rsid="00e35e2a"/>
    </style:style>
    <style:style style:name="T106" style:family="text">
      <style:text-properties officeooo:rsid="00e4ef60"/>
    </style:style>
    <style:style style:name="T107" style:family="text">
      <style:text-properties officeooo:rsid="00e642bd"/>
    </style:style>
    <style:style style:name="T108" style:family="text">
      <style:text-properties officeooo:rsid="00e730bd"/>
    </style:style>
    <style:style style:name="T109" style:family="text">
      <style:text-properties officeooo:rsid="00ed26c7"/>
    </style:style>
    <style:style style:name="T110" style:family="text">
      <style:text-properties officeooo:rsid="00f17329"/>
    </style:style>
    <style:style style:name="T111" style:family="text">
      <style:text-properties officeooo:rsid="00f9cb05"/>
    </style:style>
    <style:style style:name="T112" style:family="text">
      <style:text-properties officeooo:rsid="00fc6399"/>
    </style:style>
    <style:style style:name="T113" style:family="text">
      <style:text-properties officeooo:rsid="0116bdf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15"/>
      <text:p text:style-name="P15"/>
      <text:p text:style-name="P15"/>
      <text:p text:style-name="P15"/>
      <text:p text:style-name="P15"/>
      <text:p text:style-name="P15"/>
      <text:p text:style-name="P15"/>
      <text:p text:style-name="P15"/>
      <text:p text:style-name="P15"/>
      <text:p text:style-name="P15"/>
      <text:p text:style-name="P18"><text:span text:style-name="T113">Stars: Life, Evolution and End</text:span></text:p>
      <text:p text:style-name="P15"/>
      <text:p text:style-name="P15"/>
      <text:p text:style-name="P19">Piotr Kocia</text:p>
      <text:p text:style-name="P19"/>
      <text:p text:style-name="P19"/>
      <text:p text:style-name="P20">December 2020</text:p>
      <text:p text:style-name="P15"/>
      <text:p text:style-name="P15"/>
      <text:p text:style-name="P19">Character Count: 6834</text:p>
      <text:p text:style-name="P15"/>
      <text:p text:style-name="P22"><text:span text:style-name="T70">The Sun is the </text:span><text:span text:style-name="T110">primary and only</text:span><text:span text:style-name="T68"> star of the solar system</text:span><text:span text:style-name="T87">. It is located close to the inner rim of the Orion Arm within the Milky Way, about 26000 light years from the Galactic Center</text:span><text:span text:style-name="T110"> and</text:span><text:span text:style-name="T109"> </text:span><text:span text:style-name="T111">on average </text:span><text:span text:style-name="T109">1.496</text:span>×<text:span text:style-name="T109">10</text:span><text:span text:style-name="T3">8</text:span><text:span text:style-name="T6"> </text:span><text:span text:style-name="T45">km away from </text:span><text:span text:style-name="T66">the E</text:span><text:span text:style-name="T45">arth</text:span><text:span text:style-name="T51"> (the distance is known as 1 Astronomical Unit (AU))</text:span><text:span text:style-name="T45">.</text:span><text:span text:style-name="T46"> </text:span><text:span text:style-name="T48">The Sun is a nearly perfect sphere consisting mainly</text:span><text:span text:style-name="T46"> of hydrogen</text:span><text:span text:style-name="T47"> (around 7</text:span><text:span text:style-name="T49">4</text:span><text:span text:style-name="T47">%)</text:span><text:span text:style-name="T46"> and helium</text:span><text:span text:style-name="T47"> (around 2</text:span><text:span text:style-name="T50">4</text:span><text:span text:style-name="T47">%)</text:span><text:span text:style-name="T46"> with minuscule amounts of </text:span><text:span text:style-name="T47">heavier elements such as </text:span><text:span text:style-name="T46">carbon, oxygen and iron.</text:span><text:span text:style-name="T51"> The core of the Sun has a temperature of almost 15.7 MK (by comparison the temparature at the surface is approximately 5800 K) and although it only constitutes the inner 24% of the Sun's radius, it generates 99% of the energy. The amount of power that reaches </text:span><text:span text:style-name="T66">the </text:span><text:span text:style-name="T51">Earth,</text:span><text:span text:style-name="T52"> that is at the distance of 1 AU</text:span><text:span text:style-name="T51">, is roughly 1368 W/m</text:span><text:span text:style-name="T4">2</text:span><text:span text:style-name="T51"> </text:span><text:span text:style-name="T52">(</text:span><text:span text:style-name="T51">also known as solar constant</text:span><text:span text:style-name="T52">)</text:span><text:span text:style-name="T53">. </text:span><text:span text:style-name="T57">The </text:span><text:span text:style-name="T58">S</text:span><text:span text:style-name="T57">un </text:span><text:span text:style-name="T55">formed </text:span><text:span text:style-name="T57">around 4.6 billion</text:span><text:span text:style-name="T55"> years ago along with</text:span><text:span text:style-name="T56"> possibly</text:span><text:span text:style-name="T55"> many other stars</text:span><text:span text:style-name="T56"> from a molecular cloud</text:span><text:span text:style-name="T59"> and is currently about halfway through its main sequence.</text:span></text:p>
      <text:p text:style-name="P1"/>
      <text:p text:style-name="P8"><text:span text:style-name="T90">The evolution of stars is a complex process with many possible outcomes due to </text:span><text:span text:style-name="T93">variety of different masses the stars might have and their large range - from less than 0.1 solar mass up to 150 solar mass</text:span><text:span text:style-name="T94">es</text:span><text:span text:style-name="T91">.</text:span><text:span text:style-name="T92"> </text:span><text:span text:style-name="T72">S</text:span><text:span text:style-name="T71">tars form from the collapse of a molecular cloud. Through an external impulse, such as supernovae explosion, rotational forces of a galaxy or contact with another stellar object, small clamps of mass form. The gravitational forces created by the tiny pieces cause the cloud to further collapse and condense, and eventually become a protostar. The newly formed star continues to amass particles from the cloud at a rate dependent on the size of the cloud with more massive clouds collapsing faster until it reaches its final mass.</text:span><text:span text:style-name="T75"> </text:span><text:span text:style-name="T71">If a star is massive enough, the temperature of the core will eventually reach 10</text:span><text:span text:style-name="T112"> </text:span><text:span text:style-name="T71">MK and the nuclear fusion reactions will begin</text:span><text:span text:style-name="T95">,</text:span><text:span text:style-name="T71"> at which point the star enters its main sequence.</text:span><text:span text:style-name="T75"> </text:span><text:span text:style-name="T73">Low mass protostars (mass less than </text:span><text:span text:style-name="T93">0.1 solar mass</text:span><text:span text:style-name="T74">) never reach </text:span><text:span text:style-name="T75">high enough temperatures </text:span><text:span text:style-name="T103">to sustain hydrogen fusions in the core</text:span><text:span text:style-name="T75"> and instead they become brown dwarves.</text:span><text:span text:style-name="T71"> The rate at which fusion reactions occur will accelerate with the increase in the temperature eventually caus</text:span><text:span text:style-name="T75">ing</text:span><text:span text:style-name="T71"> the star to reach hydrostatic equilibrium </text:span><text:span text:style-name="T95">balancing the gravitational force and </text:span><text:span text:style-name="T71">preventing it from collapsing further. A star will stay in its main sequence for hundred thousand years to several t</text:span><text:span text:style-name="T89">r</text:span><text:span text:style-name="T71">illion years depending on their mass (more massive stars burn their hydrogen supply quicker due to higher temperature).</text:span><text:span text:style-name="T96"> Throughout that period a star is stable</text:span><text:span text:style-name="T97"> and its luminance, temperature and size remain almost constant.</text:span><text:span text:style-name="T96"> </text:span><text:span text:style-name="T71"><text:s/>After the exhaustion of hydrogen in the core, the star </text:span><text:span text:style-name="T99">will enter subgiant phase to later </text:span><text:span text:style-name="T71">evolve</text:span><text:span text:style-name="T99"> </text:span><text:span text:style-name="T71">further into a red giant or </text:span><text:span text:style-name="T97">a</text:span><text:span text:style-name="T98"> </text:span><text:span text:style-name="T71">red supergiant if i</text:span><text:span text:style-name="T101">t is massive</text:span><text:span text:style-name="T71"> enough</text:span><text:span text:style-name="T76">.</text:span><text:span text:style-name="T99"> The star begins to shrink due to gravitational forces that are no longer balanced by the thermal enegry generated by the fusion reactions. The temperature of the star increases until the core becomes hot enough to initiate hydrogen fusion </text:span><text:soft-page-break/><text:span text:style-name="T99">reactions in the shell around the core</text:span><text:span text:style-name="T100">, which causes the </text:span><text:span text:style-name="T104">shell</text:span><text:span text:style-name="T100"> to expand</text:span><text:span text:style-name="T105"> tremendously</text:span><text:span text:style-name="T100"> and cool</text:span><text:span text:style-name="T104"> shifting its color towards red</text:span><text:span text:style-name="T100">.</text:span><text:span text:style-name="T101"> As the</text:span><text:span text:style-name="T77"> hydrogen </text:span><text:span text:style-name="T101">in the shell </text:span><text:span text:style-name="T77">is being fused into helium</text:span><text:span text:style-name="T101">, </text:span><text:span text:style-name="T77">the core increases in mass and temperature</text:span><text:span text:style-name="T101"> </text:span><text:span text:style-name="T78">eventually </text:span><text:span text:style-name="T101">reaching</text:span><text:span text:style-name="T78"> temparature necessary to fuse helium into carbon through triple-alpha process</text:span><text:span text:style-name="T84"> </text:span><text:span text:style-name="T86">and</text:span><text:span text:style-name="T84"> is initiated by </text:span><text:span text:style-name="T85">abrupt</text:span><text:span text:style-name="T86"> fusion of large quantities of helium into carbon known as helium flash.</text:span></text:p>
      <text:p text:style-name="P8"><draw:frame draw:style-name="fr1" draw:name="Object3" text:anchor-type="as-char" svg:y="-0.713cm" svg:width="4.11cm" svg:height="1.219cm" draw:z-index="2"><draw:object xlink:href="./Object 3" xlink:type="simple" xlink:show="embed" xlink:actuate="onLoad"/><draw:image xlink:href="./ObjectReplacements/Object 3" xlink:type="simple" xlink:show="embed" xlink:actuate="onLoad"/></draw:frame></text:p>
      <text:p text:style-name="P11">The beryllium-8 produced from the fusion of two helium-4 is highly unstable and will decay into <text:span text:style-name="T79">two helium-4 nuclei unless another helium-4 fuses with it.</text:span> Some carbon nuclei might occasionally fuse with another helium to produce oxygen nuclei.</text:p>
      <text:p text:style-name="P11"><draw:frame draw:style-name="fr1" draw:name="Object4" text:anchor-type="as-char" svg:y="-0.437cm" svg:width="3.283cm" svg:height="0.591cm" draw:z-index="3"><draw:object xlink:href="./Object 4" xlink:type="simple" xlink:show="embed" xlink:actuate="onLoad"/><draw:image xlink:href="./ObjectReplacements/Object 4" xlink:type="simple" xlink:show="embed" xlink:actuate="onLoad"/></draw:frame></text:p>
      <text:p text:style-name="P9"><text:span text:style-name="T79">The star continues to burn helium at the core and fuse hydrogen and helium in its shells until it runs out <text:s/>at which point the star contracts </text:span><text:span text:style-name="T80">and </text:span><text:span text:style-name="T88">exposes its </text:span><text:span text:style-name="T102">dense </text:span><text:span text:style-name="T101">carbon-oxygen </text:span><text:span text:style-name="T88">core as</text:span><text:span text:style-name="T80"> </text:span><text:span text:style-name="T81">a </text:span><text:span text:style-name="T80">super hot central star with a planetary nebula</text:span><text:span text:style-name="T88"> formed from the shells outside the core</text:span><text:span text:style-name="T81">. </text:span><text:span text:style-name="T101">The nebula will disperse within several thousand years, but t</text:span><text:span text:style-name="T81">he </text:span><text:span text:style-name="T101">core will </text:span><text:span text:style-name="T81">cool down and enter the white dwarf phase</text:span><text:span text:style-name="T106">. The remnant will</text:span><text:span text:style-name="T81"> continue to lower its temperature over </text:span><text:span text:style-name="T83">billions</text:span><text:span text:style-name="T106"> or even trillions</text:span><text:span text:style-name="T81"> of years to eventually become a black dwarf</text:span><text:span text:style-name="T82">.</text:span><text:span text:style-name="T107"> No black dwarves have been observed in the visible universe</text:span><text:span text:style-name="T108"> because the time it takes for white dwarves to cool to low temperatures is much longer than the age of the universe. The coldest known white dwarves have only recently cooled below 3900</text:span><text:span text:style-name="T111"> </text:span><text:span text:style-name="T108">K.</text:span><text:span text:style-name="T102"> </text:span><text:span text:style-name="T33">Larger stars </text:span><text:span text:style-name="T34">(with mass grater than </text:span><text:span text:style-name="T36">10</text:span><text:span text:style-name="T34"> solar masses)</text:span><text:span text:style-name="T35"> evolve </text:span><text:span text:style-name="T37">into supergiants</text:span><text:span text:style-name="T35">. </text:span><text:span text:style-name="T43">The stars that fall in the range of 10 to 40 solar masses </text:span><text:span text:style-name="T44">become red supergiants. </text:span><text:span text:style-name="T42">Extremely massive stars (mass above 40 solar masses) become yellow or blue supergiants </text:span><text:span text:style-name="T43">because of </text:span><text:span text:style-name="T42">the radiation pressure that strips off their outer shells and allows them to maintain high surface temperature. </text:span><text:span text:style-name="T35">Due to their high core temperature the helium fusion is initiated gradually</text:span><text:span text:style-name="T41"> and before the hydrogen is exhausted</text:span><text:span text:style-name="T35"> instead of abruptly </text:span><text:span text:style-name="T41">after the hydrogen fusions stop </text:span><text:span text:style-name="T35">which is the case in less massive stars</text:span><text:span text:style-name="T37">. Those stars are capable of fusing heavier elements, e.g. iron, through alpha process creating dense supermassive cores that eventually collapse under their own gravitational field </text:span><text:span text:style-name="T38">in </text:span><text:span text:style-name="T37">a spectacular supernova explosion into supermassive </text:span><text:span text:style-name="T43">supermassive </text:span><text:span text:style-name="T34">neutron star</text:span><text:span text:style-name="T41">s</text:span><text:span text:style-name="T43"> or, </text:span><text:span text:style-name="T37">if the neutron star formed from the collapsing star exceeded the Tolman-Oppenheimer-Volkoff limit of around 2.2 to 2.9 solar masses, directly into a black hole.</text:span></text:p>
      <text:p text:style-name="P3"/>
      <text:p text:style-name="P4"><text:soft-page-break/><text:span text:style-name="T7">T</text:span><text:span text:style-name="T17">he Sun creates energy primarily at its core through </text:span><text:span text:style-name="T14">nuclear </text:span><text:span text:style-name="T17">fusion</text:span><text:span text:style-name="T13"> reactions</text:span><text:span text:style-name="T17"> that transform hydrogen </text:span><text:span text:style-name="T28">c</text:span><text:span text:style-name="T27">omprising</text:span><text:span text:style-name="T17"> the core into helium</text:span><text:span text:style-name="T8"> although the core constitutes only about 25% of Sun's total radius.</text:span><text:span text:style-name="T14"> The two types of </text:span><text:span text:style-name="T15">fusion that occur in the core are proton-proton chain reaction</text:span><text:span text:style-name="T16"> and </text:span><text:span text:style-name="T15">carbon-nitrogen-oxygen cycle</text:span><text:span text:style-name="T19"> (CNO cycle)</text:span><text:span text:style-name="T16"> with the former being the dominant reaction type</text:span><text:span text:style-name="T19"> due to the fact that CNO cycle requires temperature above 17 * 10</text:span><text:span text:style-name="T1">6</text:span><text:span text:style-name="T4"> </text:span><text:span text:style-name="T19">K to become self sustainable and dominant</text:span><text:span text:style-name="T20">, which is not possible in the </text:span><text:span text:style-name="T19">fairly low temperature of the core (around 15.7 * 10</text:span><text:span text:style-name="T1">6</text:span><text:span text:style-name="T5"> </text:span><text:span text:style-name="T19">K)</text:span><text:span text:style-name="T18">.</text:span><text:span text:style-name="T20"> The proton-proton chain combines four hydrogen-1 nuclei into a helium-4 nucleus</text:span><text:span text:style-name="T21">. The whole process </text:span><text:span text:style-name="T39">consists of multiple reactions and might progress in one of the four way</text:span><text:span text:style-name="T40">s</text:span><text:span text:style-name="T39"> depending on the conditions in the core</text:span><text:span text:style-name="T21">, but the first stages are common to all of the</text:span><text:span text:style-name="T39">m</text:span><text:span text:style-name="T21">. F</text:span><text:span text:style-name="T20">irst</text:span><text:span text:style-name="T21">, </text:span><text:span text:style-name="T20">two hydrogen-1 nuclei </text:span><text:span text:style-name="T21">are fused into</text:span><text:span text:style-name="T20"> </text:span><text:span text:style-name="T22">helium-2 </text:span><text:span text:style-name="T39">which</text:span><text:span text:style-name="T22"> then undergoes β</text:span><text:span text:style-name="T2">+</text:span><text:span text:style-name="T22"> decay to transform into </text:span><text:span text:style-name="T20">hydrogen-2 nucleus (deuterium)</text:span><text:span text:style-name="T21">. </text:span><text:span text:style-name="T22">The deuterium</text:span><text:span text:style-name="T21"> rapidly combin</text:span><text:span text:style-name="T22">es</text:span><text:span text:style-name="T21"> with another </text:span><text:span text:style-name="T22">hydrogen-1 forming helium-3</text:span><text:span text:style-name="T23">. From that point the reaction may proceed in </text:span><text:span text:style-name="T24">four</text:span><text:span text:style-name="T23"> </text:span><text:span text:style-name="T24">different </text:span><text:span text:style-name="T23">ways:<text:line-break/></text:span><text:span text:style-name="T26"> - </text:span><text:span text:style-name="T25">PP-I: </text:span></text:p>
      <text:p text:style-name="P5"><draw:frame draw:style-name="fr1" draw:name="Object1" text:anchor-type="as-char" svg:y="-0.437cm" svg:width="5.366cm" svg:height="0.591cm" draw:z-index="4"><draw:object xlink:href="./Object 1" xlink:type="simple" xlink:show="embed" xlink:actuate="onLoad"/><draw:image xlink:href="./ObjectReplacements/Object 1" xlink:type="simple" xlink:show="embed" xlink:actuate="onLoad"/></draw:frame></text:p>
      <text:p text:style-name="P6"><text:span text:style-name="T26"><text:s/>- </text:span><text:span text:style-name="T25">PP-II: </text:span></text:p>
      <text:p text:style-name="P10"><draw:frame draw:style-name="fr1" draw:name="Object2" text:anchor-type="as-char" svg:y="-1.027cm" svg:width="5.627cm" svg:height="1.845cm" draw:z-index="0"><draw:object xlink:href="./Object 2" xlink:type="simple" xlink:show="embed" xlink:actuate="onLoad"/><draw:image xlink:href="./ObjectReplacements/Object 2" xlink:type="simple" xlink:show="embed" xlink:actuate="onLoad"/></draw:frame></text:p>
      <text:p text:style-name="P7"><text:span text:style-name="T26"><text:s/>- </text:span><text:span text:style-name="T25">PP-III:</text:span></text:p>
      <text:p text:style-name="P2"><draw:frame draw:style-name="fr1" draw:name="Object6" text:anchor-type="as-char" svg:y="-1.341cm" svg:width="5.542cm" svg:height="2.471cm" draw:z-index="5"><draw:object xlink:href="./Object 6" xlink:type="simple" xlink:show="embed" xlink:actuate="onLoad"/><draw:image xlink:href="./ObjectReplacements/Object 6" xlink:type="simple" xlink:show="embed" xlink:actuate="onLoad"/></draw:frame></text:p>
      <text:p text:style-name="P7"><text:span text:style-name="T26"><text:s/>- </text:span><text:span text:style-name="T25">PP-IV:</text:span></text:p>
      <text:p text:style-name="P7"><draw:frame draw:style-name="fr1" draw:name="Object5" text:anchor-type="as-char" svg:y="-0.437cm" svg:width="5.48cm" svg:height="0.591cm" draw:z-index="1"><draw:object xlink:href="./Object 5" xlink:type="simple" xlink:show="embed" xlink:actuate="onLoad"/><draw:image xlink:href="./ObjectReplacements/Object 5" xlink:type="simple" xlink:show="embed" xlink:actuate="onLoad"/></draw:frame></text:p>
      <text:p text:style-name="P2">PP-I is the dominant type of reaction in the solar core comprising about 83% of helium-4<text:span text:style-name="T69"> production</text:span>, while PP-II <text:span text:style-name="T69">produces</text:span> only around 17%<text:span text:style-name="T69"> of helium-4</text:span> and PP-III less than 0.1%. PP-IV is extremely rare<text:span text:style-name="T69">, therefore its contribution is insignificant.</text:span></text:p>
      <text:p text:style-name="P2"/>
      <text:p text:style-name="P13"><text:span text:style-name="T8">T</text:span><text:span text:style-name="T11">he Sun is expected to remain </text:span><text:span text:style-name="T12">in the main sequence</text:span><text:span text:style-name="T11"> for about 5 billion</text:span><text:span text:style-name="T40"> more</text:span><text:span text:style-name="T11"> years</text:span><text:span text:style-name="T9">,</text:span><text:span text:style-name="T11"> which is directly correlated to the hydrogen deposit at its core.</text:span><text:span text:style-name="T10"> </text:span><text:span text:style-name="T29">Throughout the rest of its main sequence lifetime the sun will slowly expand and its temperature and luminosity will rise</text:span><text:span text:style-name="T66"> making the Earth less and less </text:span><text:soft-page-break/><text:span text:style-name="T66">habitable</text:span><text:span text:style-name="T29">.</text:span><text:span text:style-name="T30"> </text:span><text:span text:style-name="T10">After the exhaustion of hydrogen, the Sun </text:span><text:span text:style-name="T31">will</text:span><text:span text:style-name="T10"> enter the red giant phase</text:span><text:span text:style-name="T31"> and rapidly expand to the size of Venus' orbit</text:span><text:span text:style-name="T65"> absorbing Mercury and Venus</text:span><text:span text:style-name="T31">, but it's speculated that it might </text:span><text:span text:style-name="T32">even </text:span><text:span text:style-name="T31">expand to the size of Earth's orbit</text:span><text:span text:style-name="T65"> annihilating </text:span><text:span text:style-name="T66">the </text:span><text:span text:style-name="T65">Earth</text:span><text:span text:style-name="T31">. </text:span><text:span text:style-name="T32">The Sun will become a white dwarf </text:span><text:span text:style-name="T54">after it burns all of its helium out and will continue to shine for billions of years before it turns into a black dwarf.</text:span></text:p>
      <text:p text:style-name="P13"><text:span text:style-name="T32"/></text:p>
      <text:p text:style-name="P14"><text:span text:style-name="T32">T</text:span><text:span text:style-name="T62">he Sun is an essential element of our lives. The sunlight it generates </text:span><text:span text:style-name="T58">has allowed life to thrive on </text:span><text:span text:style-name="T67">the </text:span><text:span text:style-name="T58">Earth and is essential for it to continue to do so.</text:span><text:span text:style-name="T60"> However, the evolution of stars happens on a timescale way beyond the lifetime of a human and </text:span><text:span text:style-name="T61">the size of the universe</text:span><text:span text:style-name="T63"> makes it impossible to scrutinize all stellar objects using available tools</text:span><text:span text:style-name="T61">. E</text:span><text:span text:style-name="T60">ven despite thousands of years of observation and research, much remains to be unravel</text:span><text:span text:style-name="T64">l</text:span><text:span text:style-name="T60">ed about the Sun and other stars.</text:span><text:span text:style-name="T61"> Nevertheless </text:span><text:span text:style-name="T63">new techniques and tools are being developed every day to aid us in the discovery of the universe, the stars and our Sun that might help us understand the world bett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ro_5f_page" style:display-name="intro_page" style:family="paragraph" style:parent-style-name="Standard"/>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114ea66" officeooo:paragraph-rsid="0114ea6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4T14:00:09.006000000</meta:creation-date>
    <dc:date>2020-12-21T00:15:35.598000000</dc:date>
    <meta:editing-duration>P1DT2H45M14S</meta:editing-duration>
    <meta:editing-cycles>71</meta:editing-cycles>
    <meta:generator>LibreOffice/6.4.4.2$Windows_X86_64 LibreOffice_project/3d775be2011f3886db32dfd395a6a6d1ca2630ff</meta:generator>
    <meta:document-statistic meta:table-count="0" meta:image-count="0" meta:object-count="6" meta:page-count="6" meta:paragraph-count="22" meta:word-count="1389" meta:character-count="8283" meta:non-whitespace-character-count="6902"/>
  </office:meta>
</office:document-meta>
</file>

<file path=Object 1/content.xml><?xml version="1.0" encoding="utf-8"?>
<math xmlns="http://www.w3.org/1998/Math/MathML" display="block">
  <semantics>
    <mrow>
      <mrow>
        <mmultiscripts>
          <mi mathvariant="italic">He</mi>
          <mprescripts/>
          <mn>2</mn>
          <mn>3</mn>
        </mmultiscripts>
        <mo stretchy="false">+</mo>
        <mmultiscripts>
          <mi mathvariant="italic">He</mi>
          <mprescripts/>
          <mn>2</mn>
          <mn>3</mn>
        </mmultiscripts>
      </mrow>
      <mo stretchy="false">→</mo>
      <mrow>
        <mmultiscripts>
          <mi mathvariant="italic">He</mi>
          <mprescripts/>
          <mn>2</mn>
          <mn>4</mn>
        </mmultiscripts>
        <mo stretchy="false">+</mo>
        <mn>2</mn>
      </mrow>
      <mrow>
        <mmultiscripts>
          <mi>H</mi>
          <mprescripts/>
          <mn>1</mn>
          <mn>1</mn>
        </mmultiscripts>
        <mo stretchy="false">+</mo>
        <mi mathvariant="italic">energy</mi>
      </mrow>
    </mrow>
    <annotation encoding="StarMath 5.0">He lsup{3} lsub{2} + He lsup{3} lsub{2} -&gt; He lsup{4} lsub{2} + 2 H lsup{1} lsub{1} + energy</annotation>
  </semantics>
</math>
</file>

<file path=Object 2/content.xml><?xml version="1.0" encoding="utf-8"?>
<math xmlns="http://www.w3.org/1998/Math/MathML" display="block">
  <semantics>
    <mtable>
      <mtr>
        <mtd columnalign="right">
          <mrow>
            <mmultiscripts>
              <mi mathvariant="italic">He</mi>
              <mprescripts/>
              <mn>2</mn>
              <mn>3</mn>
            </mmultiscripts>
            <mo stretchy="false">+</mo>
            <mmultiscripts>
              <mi mathvariant="italic">He</mi>
              <mprescripts/>
              <mn>2</mn>
              <mn>4</mn>
            </mmultiscripts>
          </mrow>
        </mtd>
        <mtd>
          <mo stretchy="false">→</mo>
        </mtd>
        <mtd columnalign="left">
          <mrow>
            <mmultiscripts>
              <mi mathvariant="italic">Be</mi>
              <mprescripts/>
              <mn>2</mn>
              <mn>7</mn>
            </mmultiscripts>
            <mo stretchy="false">+</mo>
            <mi>γ</mi>
          </mrow>
        </mtd>
      </mtr>
      <mtr>
        <mtd columnalign="right">
          <mrow>
            <mmultiscripts>
              <mi mathvariant="italic">Be</mi>
              <mprescripts/>
              <mn>2</mn>
              <mn>7</mn>
            </mmultiscripts>
            <mo stretchy="false">+</mo>
            <msup>
              <mi>e</mi>
              <mtext>-</mtext>
            </msup>
          </mrow>
        </mtd>
        <mtd>
          <mo stretchy="false">→</mo>
        </mtd>
        <mtd columnalign="left">
          <mrow>
            <mmultiscripts>
              <mi mathvariant="italic">Li</mi>
              <none/>
              <mtext>-</mtext>
              <mprescripts/>
              <mn>3</mn>
              <mn>7</mn>
            </mmultiscripts>
            <mo stretchy="false">+</mo>
            <msub>
              <mi>ν</mi>
              <mi>e</mi>
            </msub>
            <mo stretchy="false">+</mo>
            <mi mathvariant="italic">energy</mi>
          </mrow>
        </mtd>
      </mtr>
      <mtr>
        <mtd columnalign="right">
          <mrow>
            <mmultiscripts>
              <mi mathvariant="italic">Li</mi>
              <none/>
              <mtext>-</mtext>
              <mprescripts/>
              <mn>3</mn>
              <mn>7</mn>
            </mmultiscripts>
            <mo stretchy="false">+</mo>
            <mmultiscripts>
              <mi>H</mi>
              <mprescripts/>
              <mn>1</mn>
              <mn>1</mn>
            </mmultiscripts>
          </mrow>
        </mtd>
        <mtd>
          <mo stretchy="false">→</mo>
        </mtd>
        <mtd columnalign="left">
          <mrow>
            <mn>2</mn>
            <mrow>
              <mmultiscripts>
                <mi mathvariant="italic">He</mi>
                <mprescripts/>
                <mn>2</mn>
                <mn>4</mn>
              </mmultiscripts>
              <mo stretchy="false">+</mo>
              <mi mathvariant="italic">energy</mi>
            </mrow>
          </mrow>
        </mtd>
      </mtr>
    </mtable>
    <annotation encoding="StarMath 5.0">matrix{
alignr He lsup{3} lsub{2} + He lsup{4} lsub{2} # -&gt; # alignl Be lsup{7} lsub{2} + %gamma ##
alignr Be lsup{7} lsub{2} + e rsup{ "-" } # -&gt; # alignl Li lsup{ 7 } lsub{ 3 } rsup{ "-" } + %nu  rsub{ e } + energy ##
alignr Li lsup{7} lsub{3} rsup{"-"} + H lsup{1} lsub{1} # -&gt; # alignl 2 He lsup{4} lsub{2} + energy
}</annotation>
  </semantics>
</math>
</file>

<file path=Object 3/content.xml><?xml version="1.0" encoding="utf-8"?>
<math xmlns="http://www.w3.org/1998/Math/MathML" display="block">
  <semantics>
    <mtable>
      <mtr>
        <mtd columnalign="right">
          <mrow>
            <mmultiscripts>
              <mi mathvariant="italic">He</mi>
              <mprescripts/>
              <mn>2</mn>
              <mn>4</mn>
            </mmultiscripts>
            <mo stretchy="false">+</mo>
            <mmultiscripts>
              <mi mathvariant="italic">He</mi>
              <mprescripts/>
              <mn>2</mn>
              <mn>4</mn>
            </mmultiscripts>
          </mrow>
        </mtd>
        <mtd>
          <mo stretchy="false">→</mo>
        </mtd>
        <mtd columnalign="left">
          <mrow>
            <mmultiscripts>
              <mi mathvariant="italic">Be</mi>
              <mprescripts/>
              <mn>4</mn>
              <mn>8</mn>
            </mmultiscripts>
            <mo stretchy="false">+</mo>
            <mi>γ</mi>
          </mrow>
        </mtd>
      </mtr>
      <mtr>
        <mtd columnalign="right">
          <mrow>
            <mmultiscripts>
              <mi mathvariant="italic">Be</mi>
              <mprescripts/>
              <mn>4</mn>
              <mn>8</mn>
            </mmultiscripts>
            <mo stretchy="false">+</mo>
            <mmultiscripts>
              <mi mathvariant="italic">He</mi>
              <mprescripts/>
              <mn>2</mn>
              <mn>4</mn>
            </mmultiscripts>
          </mrow>
        </mtd>
        <mtd>
          <mo stretchy="false">→</mo>
        </mtd>
        <mtd columnalign="left">
          <mrow>
            <mmultiscripts>
              <mi>C</mi>
              <mprescripts/>
              <mn>6</mn>
              <mn>12</mn>
            </mmultiscripts>
            <mo stretchy="false">+</mo>
            <mi>γ</mi>
          </mrow>
        </mtd>
      </mtr>
    </mtable>
    <annotation encoding="StarMath 5.0">matrix{
alignr He lsup{ 4 } lsub{ 2 } + He lsup{ 4 } lsub{ 2 } # -&gt; # alignl Be lsup{ 8 } lsub{ 4 } + %gamma ##
alignr Be lsup{ 8 } lsub{ 4 } + He lsup{ 4 } lsub{ 2 } # -&gt; # alignl C lsup{ 12 } lsub{ 6 } + %gamma
}</annotation>
  </semantics>
</math>
</file>

<file path=Object 4/content.xml><?xml version="1.0" encoding="utf-8"?>
<math xmlns="http://www.w3.org/1998/Math/MathML" display="block">
  <semantics>
    <mrow>
      <mrow>
        <mmultiscripts>
          <mi>C</mi>
          <mprescripts/>
          <mn>6</mn>
          <mn>12</mn>
        </mmultiscripts>
        <mo stretchy="false">+</mo>
        <mmultiscripts>
          <mi mathvariant="italic">He</mi>
          <mprescripts/>
          <mn>2</mn>
          <mn>4</mn>
        </mmultiscripts>
      </mrow>
      <mo stretchy="false">→</mo>
      <mrow>
        <mmultiscripts>
          <mi>O</mi>
          <mprescripts/>
          <mn>8</mn>
          <mn>16</mn>
        </mmultiscripts>
        <mo stretchy="false">+</mo>
        <mi>γ</mi>
      </mrow>
    </mrow>
    <annotation encoding="StarMath 5.0">C lsup{ 12 } lsub{ 6 } + He lsup{ 4 } lsub{ 2 } -&gt; O lsup{ 16 } lsub{ 8 } + %gamma</annotation>
  </semantics>
</math>
</file>

<file path=Object 5/content.xml><?xml version="1.0" encoding="utf-8"?>
<math xmlns="http://www.w3.org/1998/Math/MathML" display="block">
  <semantics>
    <mrow>
      <mrow>
        <mmultiscripts>
          <mi mathvariant="italic">He</mi>
          <mprescripts/>
          <mn>2</mn>
          <mn>3</mn>
        </mmultiscripts>
        <mo stretchy="false">+</mo>
        <mmultiscripts>
          <mi>H</mi>
          <mprescripts/>
          <mn>1</mn>
          <mn>1</mn>
        </mmultiscripts>
      </mrow>
      <mo stretchy="false">→</mo>
      <mrow>
        <mmultiscripts>
          <mi mathvariant="italic">He</mi>
          <mprescripts/>
          <mn>2</mn>
          <mn>4</mn>
        </mmultiscripts>
        <mo stretchy="false">+</mo>
        <msup>
          <mi>e</mi>
          <mtext>+</mtext>
        </msup>
        <mo stretchy="false">+</mo>
        <msub>
          <mi>ν</mi>
          <mi>e</mi>
        </msub>
        <mo stretchy="false">+</mo>
        <mi mathvariant="italic">energy</mi>
      </mrow>
    </mrow>
    <annotation encoding="StarMath 5.0">He lsup{3} lsub{2} + H lsub{1} lsup{1} -&gt; He lsup{4} lsub{2} + e rsup{"+"} + %nu rsub{e} + energy</annotation>
  </semantics>
</math>
</file>

<file path=Object 6/content.xml><?xml version="1.0" encoding="utf-8"?>
<math xmlns="http://www.w3.org/1998/Math/MathML" display="block">
  <semantics>
    <mtable>
      <mtr>
        <mtd columnalign="right">
          <mrow>
            <mmultiscripts>
              <mi mathvariant="italic">He</mi>
              <mprescripts/>
              <mn>2</mn>
              <mn>3</mn>
            </mmultiscripts>
            <mo stretchy="false">+</mo>
            <mmultiscripts>
              <mi mathvariant="italic">He</mi>
              <mprescripts/>
              <mn>2</mn>
              <mn>4</mn>
            </mmultiscripts>
          </mrow>
        </mtd>
        <mtd>
          <mo stretchy="false">→</mo>
        </mtd>
        <mtd columnalign="left">
          <mrow>
            <mmultiscripts>
              <mi mathvariant="italic">Be</mi>
              <mprescripts/>
              <mn>4</mn>
              <mn>7</mn>
            </mmultiscripts>
            <mo stretchy="false">+</mo>
            <mi>γ</mi>
            <mo stretchy="false">+</mo>
            <mi mathvariant="italic">energy</mi>
          </mrow>
        </mtd>
      </mtr>
      <mtr>
        <mtd columnalign="right">
          <mrow>
            <mmultiscripts>
              <mi mathvariant="italic">Be</mi>
              <mprescripts/>
              <mn>4</mn>
              <mn>7</mn>
            </mmultiscripts>
            <mo stretchy="false">+</mo>
            <mmultiscripts>
              <mi>H</mi>
              <mprescripts/>
              <mn>1</mn>
              <mn>1</mn>
            </mmultiscripts>
          </mrow>
        </mtd>
        <mtd>
          <mo stretchy="false">→</mo>
        </mtd>
        <mtd columnalign="left">
          <mrow>
            <mmultiscripts>
              <mi>B</mi>
              <mprescripts/>
              <mn>5</mn>
              <mn>8</mn>
            </mmultiscripts>
            <mo stretchy="false">+</mo>
            <mi>γ</mi>
          </mrow>
        </mtd>
      </mtr>
      <mtr>
        <mtd columnalign="right">
          <mmultiscripts>
            <mi>B</mi>
            <mprescripts/>
            <mn>5</mn>
            <mn>8</mn>
          </mmultiscripts>
        </mtd>
        <mtd>
          <mo stretchy="false">→</mo>
        </mtd>
        <mtd columnalign="left">
          <mrow>
            <mmultiscripts>
              <mi mathvariant="italic">Be</mi>
              <mprescripts/>
              <mn>4</mn>
              <mn>8</mn>
            </mmultiscripts>
            <mo stretchy="false">+</mo>
            <msup>
              <mi>e</mi>
              <mtext>+</mtext>
            </msup>
            <mo stretchy="false">+</mo>
            <msub>
              <mi>ν</mi>
              <mi>e</mi>
            </msub>
          </mrow>
        </mtd>
      </mtr>
      <mtr>
        <mtd columnalign="right">
          <mmultiscripts>
            <mi mathvariant="italic">Be</mi>
            <mprescripts/>
            <mn>4</mn>
            <mn>8</mn>
          </mmultiscripts>
        </mtd>
        <mtd>
          <mo stretchy="false">→</mo>
        </mtd>
        <mtd columnalign="left">
          <mrow>
            <mn>2</mn>
            <mmultiscripts>
              <mi mathvariant="italic">He</mi>
              <mprescripts/>
              <mn>2</mn>
              <mn>4</mn>
            </mmultiscripts>
          </mrow>
        </mtd>
      </mtr>
    </mtable>
    <annotation encoding="StarMath 5.0">matrix{
alignr He lsup{ 3 } lsub{ 2 } + He lsup{ 4 } lsub{ 2 } # -&gt; #  alignl Be lsup{ 7 } lsub{ 4 } + %gamma + energy ##
alignr Be lsup{7} lsub{ 4 } + H lsup{ 1 } lsub{ 1 } # -&gt; # alignl B lsup{ 8 } lsub{ 5 } + %gamma ##
alignr B lsup{ 8 } lsub{ 5 } # -&gt; # alignl Be lsup{ 8 } lsub{ 4 } + e rsup{ "+" } + %nu rsub{ e } ##
alignr Be lsup{ 8 } lsub{ 4 } # -&gt; # alignl 2 He lsup{ 4 } lsub{ 2 }
}</annotation>
  </semantics>
</math>
</file>